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PatternPath.notifyListen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micPatternPath.removeListener( Listener liste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ynamicPatternPath.unregisterEventListe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ynamicPatternPath.addListener( Listener listen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ynamicPatternPath.DynamicPatternPath( Session session , String [ ] path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PatternPath.onEvent( EventIterator ev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ynamicPatternPath.registerEventListen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